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55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0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16"/>
    <style:style style:name="ce3" style:family="table-cell" style:parent-style-name="Default" style:data-style-name="N2"/>
    <style:style style:name="ce4" style:family="table-cell" style:parent-style-name="Default" style:data-style-name="N116">
      <style:text-properties style:font-name="Liberation Sans" style:font-name-asian="DejaVu Sans" style:font-name-complex="DejaVu Sans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mputer</text:p>
          </table:table-cell>
          <table:table-cell office:value-type="string">
            <text:p>Cost</text:p>
          </table:table-cell>
          <table:table-cell office:value-type="string">
            <text:p>Build</text:p>
          </table:table-cell>
          <table:table-cell office:value-type="string">
            <text:p>Maintenance</text:p>
          </table:table-cell>
          <table:table-cell office:value-type="string">
            <text:p>CPU</text:p>
          </table:table-cell>
          <table:table-cell/>
          <table:table-cell office:value-type="string">
            <text:p>Money/Day</text:p>
          </table:table-cell>
          <table:table-cell office:value-type="string">
            <text:p>Profit in</text:p>
          </table:table-cell>
          <table:table-cell office:value-type="string">
            <text:p>Grace Profit</text:p>
          </table:table-cell>
          <table:table-cell office:value-type="string">
            <text:p>Best in</text:p>
          </table:table-cell>
          <table:table-cell office:value-type="string">
            <text:p>Replace in</text:p>
          </table:table-cell>
          <table:table-cell office:value-type="string">
            <text:p>I have</text:p>
          </table:table-cell>
          <table:table-cell office:value-type="string">
            <text:p>Total/day</text:p>
          </table:table-cell>
          <table:table-cell office:value-type="string">
            <text:p># to replace</text:p>
          </table:table-cell>
          <table:table-cell/>
        </table:table-row>
        <table:table-row table:style-name="ro1">
          <table:table-cell office:value-type="string">
            <text:p>Serrver</text:p>
          </table:table-cell>
          <table:table-cell table:style-name="ce1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style-name="ce1" table:formula="of:=Salary * [.E2]-[.D2]" office:value-type="float" office:value="195">
            <text:p>195</text:p>
          </table:table-cell>
          <table:table-cell table:style-name="ce3" table:formula="of:=[.C2]+[.B2]/[.G2]" office:value-type="float" office:value="0.512820512820513">
            <text:p>0.51</text:p>
          </table:table-cell>
          <table:table-cell table:style-name="ce1" table:formula="of:=((Grace-[.C2]-Today)*[.G2])-[.B2]" office:value-type="float" office:value="3410">
            <text:p>3,410</text:p>
          </table:table-cell>
          <table:table-cell table:style-name="ce2" table:number-columns-repeated="2"/>
          <table:table-cell table:style-name="ce2"/>
          <table:table-cell table:style-name="ce1" table:formula="of:=[.L2]*[.G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erver Cheap</text:p>
          </table:table-cell>
          <table:table-cell table:style-name="ce1" table:formula="of:=[.B2]/1.2" office:value-type="float" office:value="83.3333333333333">
            <text:p>83</text:p>
          </table:table-cell>
          <table:table-cell table:formula="of:=[.C2]" office:value-type="float" office:value="0">
            <text:p>0</text:p>
          </table:table-cell>
          <table:table-cell table:style-name="ce1" table:formula="of:=[.D2]/1.2" office:value-type="float" office:value="4.16666666666667">
            <text:p>4</text:p>
          </table:table-cell>
          <table:table-cell table:formula="of:=[.E2]" office:value-type="float" office:value="10">
            <text:p>10</text:p>
          </table:table-cell>
          <table:table-cell/>
          <table:table-cell table:style-name="ce1" table:formula="of:=Salary * [.E3]-[.D3]" office:value-type="float" office:value="195.833333333333">
            <text:p>196</text:p>
          </table:table-cell>
          <table:table-cell table:style-name="ce3" table:formula="of:=[.C3]+[.B3]/[.G3]" office:value-type="float" office:value="0.425531914893617">
            <text:p>0.43</text:p>
          </table:table-cell>
          <table:table-cell table:style-name="ce1" table:formula="of:=((Grace-[.C3]-Today)*[.G3])-[.B3]" office:value-type="float" office:value="3441.66666666667">
            <text:p>3,442</text:p>
          </table:table-cell>
          <table:table-cell table:number-columns-repeated="2"/>
          <table:table-cell/>
          <table:table-cell table:style-name="ce1" table:formula="of:=[.L3]*[.G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erver Eff</text:p>
          </table:table-cell>
          <table:table-cell table:formula="of:=[.B2]" office:value-type="float" office:value="100">
            <text:p>100</text:p>
          </table:table-cell>
          <table:table-cell table:formula="of:=[.C2]" office:value-type="float" office:value="0">
            <text:p>0</text:p>
          </table:table-cell>
          <table:table-cell table:style-name="ce1" table:formula="of:=[.D2]" office:value-type="float" office:value="5">
            <text:p>5</text:p>
          </table:table-cell>
          <table:table-cell table:formula="of:=[.E2]*1.2" office:value-type="float" office:value="12">
            <text:p>12</text:p>
          </table:table-cell>
          <table:table-cell/>
          <table:table-cell table:style-name="ce1" table:formula="of:=Salary * [.E4]-[.D4]" office:value-type="float" office:value="235">
            <text:p>235</text:p>
          </table:table-cell>
          <table:table-cell table:style-name="ce3" table:formula="of:=[.C4]+[.B4]/[.G4]" office:value-type="float" office:value="0.425531914893617">
            <text:p>0.43</text:p>
          </table:table-cell>
          <table:table-cell table:style-name="ce1" table:formula="of:=((Grace-[.C4]-Today)*[.G4])-[.B4]" office:value-type="float" office:value="4130">
            <text:p>4,130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1" table:formula="of:=[.L4]*[.G4]" office:value-type="float" office:value="16450">
            <text:p>16,450</text:p>
          </table:table-cell>
          <table:table-cell table:number-columns-repeated="2"/>
        </table:table-row>
        <table:table-row table:style-name="ro1">
          <table:table-cell office:value-type="string">
            <text:p>Datacenter</text:p>
          </table:table-cell>
          <table:table-cell table:style-name="ce1" office:value-type="float" office:value="1500">
            <text:p>1,500</text:p>
          </table:table-cell>
          <table:table-cell office:value-type="float" office:value="0.5">
            <text:p>0.5</text:p>
          </table:table-cell>
          <table:table-cell table:style-name="ce1" office:value-type="float" office:value="50">
            <text:p>50</text:p>
          </table:table-cell>
          <table:table-cell office:value-type="float" office:value="35">
            <text:p>35</text:p>
          </table:table-cell>
          <table:table-cell/>
          <table:table-cell table:style-name="ce1" table:formula="of:=Salary * [.E5]-[.D5]" office:value-type="float" office:value="650">
            <text:p>650</text:p>
          </table:table-cell>
          <table:table-cell table:style-name="ce3" table:formula="of:=[.C5]+[.B5]/[.G5]" office:value-type="float" office:value="2.80769230769231">
            <text:p>2.81</text:p>
          </table:table-cell>
          <table:table-cell table:style-name="ce1" table:formula="of:=((Grace-[.C5]-Today)*[.G5])-[.B5]" office:value-type="float" office:value="9875">
            <text:p>9,875</text:p>
          </table:table-cell>
          <table:table-cell table:style-name="ce2" table:formula="of:=([.G2]*[.C2]+[.B2] -([.G5]*[.C5]+[.B5]))/([.G2]-[.G5])" office:value-type="float" office:value="3.79120879120879">
            <text:p>3.8</text:p>
          </table:table-cell>
          <table:table-cell table:style-name="ce4" table:formula="of:=([.G2]*[.C2] - ([.G5]*[.C5]+[.B5]))/([.G2]-[.G5])" office:value-type="float" office:value="4.01098901098901">
            <text:p>4.0</text:p>
          </table:table-cell>
          <table:table-cell table:style-name="ce4"/>
          <table:table-cell table:style-name="ce1" table:formula="of:=[.L5]*[.G5]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string">
            <text:p>Data Cheap</text:p>
          </table:table-cell>
          <table:table-cell table:style-name="ce1" table:formula="of:=[.B5]/1.2" office:value-type="float" office:value="1250">
            <text:p>1,250</text:p>
          </table:table-cell>
          <table:table-cell table:formula="of:=[.C5]" office:value-type="float" office:value="0.5">
            <text:p>0.5</text:p>
          </table:table-cell>
          <table:table-cell table:style-name="ce1" table:formula="of:=[.D5]/1.2" office:value-type="float" office:value="41.6666666666667">
            <text:p>42</text:p>
          </table:table-cell>
          <table:table-cell table:formula="of:=[.E5]" office:value-type="float" office:value="35">
            <text:p>35</text:p>
          </table:table-cell>
          <table:table-cell/>
          <table:table-cell table:style-name="ce1" table:formula="of:=Salary * [.E6]-[.D6]" office:value-type="float" office:value="658.333333333333">
            <text:p>658</text:p>
          </table:table-cell>
          <table:table-cell table:style-name="ce3" table:formula="of:=[.C6]+[.B6]/[.G6]" office:value-type="float" office:value="2.39873417721519">
            <text:p>2.40</text:p>
          </table:table-cell>
          <table:table-cell table:style-name="ce1" table:formula="of:=((Grace-[.C6]-Today)*[.G6])-[.B6]" office:value-type="float" office:value="10270.8333333333">
            <text:p>10,271</text:p>
          </table:table-cell>
          <table:table-cell table:style-name="ce2" table:formula="of:=([.G3]*[.C3]+[.B3] -([.G6]*[.C6]+[.B6]))/([.G3]-[.G6])" office:value-type="float" office:value="3.23423423423423">
            <text:p>3.2</text:p>
          </table:table-cell>
          <table:table-cell table:style-name="ce4" table:formula="of:=([.G3]*[.C3] - ([.G6]*[.C6]+[.B6]))/([.G3]-[.G6])" office:value-type="float" office:value="3.41441441441441">
            <text:p>3.4</text:p>
          </table:table-cell>
          <table:table-cell table:style-name="ce4"/>
          <table:table-cell table:style-name="ce1" table:formula="of:=[.L6]*[.G6]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string">
            <text:p>Data Eff</text:p>
          </table:table-cell>
          <table:table-cell table:formula="of:=[.B5]" office:value-type="float" office:value="1500">
            <text:p>1500</text:p>
          </table:table-cell>
          <table:table-cell table:formula="of:=[.C5]" office:value-type="float" office:value="0.5">
            <text:p>0.5</text:p>
          </table:table-cell>
          <table:table-cell table:style-name="ce1" table:formula="of:=[.D5]" office:value-type="float" office:value="50">
            <text:p>50</text:p>
          </table:table-cell>
          <table:table-cell table:formula="of:=[.E5]*1.2" office:value-type="float" office:value="42">
            <text:p>42</text:p>
          </table:table-cell>
          <table:table-cell/>
          <table:table-cell table:style-name="ce1" table:formula="of:=Salary * [.E7]-[.D7]" office:value-type="float" office:value="790">
            <text:p>790</text:p>
          </table:table-cell>
          <table:table-cell table:style-name="ce3" table:formula="of:=[.C7]+[.B7]/[.G7]" office:value-type="float" office:value="2.39873417721519">
            <text:p>2.40</text:p>
          </table:table-cell>
          <table:table-cell table:style-name="ce1" table:formula="of:=((Grace-[.C7]-Today)*[.G7])-[.B7]" office:value-type="float" office:value="12325">
            <text:p>12,325</text:p>
          </table:table-cell>
          <table:table-cell table:style-name="ce2" table:formula="of:=([.G4]*[.C4]+[.B4] -([.G7]*[.C7]+[.B7]))/([.G4]-[.G7])" office:value-type="float" office:value="3.23423423423423">
            <text:p>3.2</text:p>
          </table:table-cell>
          <table:table-cell table:style-name="ce4" table:formula="of:=([.G4]*[.C4] - ([.G7]*[.C7]+[.B7]))/([.G4]-[.G7])" office:value-type="float" office:value="3.41441441441441">
            <text:p>3.4</text:p>
          </table:table-cell>
          <table:table-cell office:value-type="float" office:value="30">
            <text:p>30</text:p>
          </table:table-cell>
          <table:table-cell table:style-name="ce1" table:formula="of:=[.L7]*[.G7]" office:value-type="float" office:value="23700">
            <text:p>23,700</text:p>
          </table:table-cell>
          <table:table-cell table:style-name="ce2" table:formula="of:=SUM([.M2:.M100])*[.C7]/[.B7]" office:value-type="float" office:value="13.7166666666667">
            <text:p>13.7</text:p>
          </table:table-cell>
          <table:table-cell table:style-name="ce5"/>
        </table:table-row>
        <table:table-row table:style-name="ro1">
          <table:table-cell office:value-type="string">
            <text:p>S Warehouse</text:p>
          </table:table-cell>
          <table:table-cell table:style-name="ce1" table:formula="of:=[.B14]+[.E14]*[.B15]" office:value-type="float" office:value="65000">
            <text:p>65,000</text:p>
          </table:table-cell>
          <table:table-cell table:formula="of:=0.5*([.C14]+[.C15])" office:value-type="float" office:value="3">
            <text:p>3</text:p>
          </table:table-cell>
          <table:table-cell table:style-name="ce1" table:formula="of:=[.D14]+[.E14]*[.D15]" office:value-type="float" office:value="50">
            <text:p>50</text:p>
          </table:table-cell>
          <table:table-cell table:formula="of:=[.E14]*[.E15]*1.2" office:value-type="float" office:value="300">
            <text:p>300</text:p>
          </table:table-cell>
          <table:table-cell/>
          <table:table-cell table:style-name="ce1" table:formula="of:=Salary * [.E8]-[.D8]" office:value-type="float" office:value="5950">
            <text:p>5,950</text:p>
          </table:table-cell>
          <table:table-cell table:style-name="ce3" table:formula="of:=[.C8]+[.B8]/[.G8]" office:value-type="float" office:value="13.9243697478992">
            <text:p>13.92</text:p>
          </table:table-cell>
          <table:table-cell table:style-name="ce1" table:formula="of:=((Grace-[.C8]-Today)*[.G8])-[.B8]" office:value-type="float" office:value="24250">
            <text:p>24,250</text:p>
          </table:table-cell>
          <table:table-cell table:style-name="ce2" table:formula="of:=([.G7]*[.C7]+[.B7] -([.G8]*[.C8]+[.B8]))/([.G7]-[.G8])" office:value-type="float" office:value="15.6889534883721">
            <text:p>15.7</text:p>
          </table:table-cell>
          <table:table-cell table:style-name="ce4" table:formula="of:=([.G7]*[.C7] - ([.G8]*[.C8]+[.B8]))/([.G7]-[.G8])" office:value-type="float" office:value="15.9796511627907">
            <text:p>16.0</text:p>
          </table:table-cell>
          <table:table-cell table:style-name="ce4"/>
          <table:table-cell table:style-name="ce1" table:formula="of:=[.L8]*[.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1000">
            <text:p>1,00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ata Cheap</text:p>
          </table:table-cell>
          <table:table-cell table:style-name="ce1" table:formula="of:=[.B5]/1.2" office:value-type="float" office:value="1250">
            <text:p>1,250</text:p>
          </table:table-cell>
          <table:table-cell table:formula="of:=[.C5]" office:value-type="float" office:value="0.5">
            <text:p>0.5</text:p>
          </table:table-cell>
          <table:table-cell table:style-name="ce1" table:formula="of:=[.D5]/1.2" office:value-type="float" office:value="41.6666666666667">
            <text:p>42</text:p>
          </table:table-cell>
          <table:table-cell table:formula="of:=[.E5]" office:value-type="float" office:value="35">
            <text:p>35</text:p>
          </table:table-cell>
          <table:table-cell/>
          <table:table-cell table:style-name="ce2" table:formula="of:=Salary * [.E11]-[.D11]" office:value-type="float" office:value="658.333333333333">
            <text:p>658.3</text:p>
          </table:table-cell>
          <table:table-cell table:style-name="ce3" table:formula="of:=[.C11]+[.B11]/[.G11]" office:value-type="float" office:value="2.39873417721519">
            <text:p>2.40</text:p>
          </table:table-cell>
          <table:table-cell table:style-name="ce1" table:formula="of:=(Grace-[.H11])*[.G11]" office:value-type="float" office:value="13562.5">
            <text:p>13,563</text:p>
          </table:table-cell>
          <table:table-cell table:number-columns-repeated="6"/>
        </table:table-row>
        <table:table-row table:style-name="ro1">
          <table:table-cell office:value-type="string">
            <text:p>Data Eff</text:p>
          </table:table-cell>
          <table:table-cell table:style-name="ce1" table:formula="of:=[.B5]" office:value-type="float" office:value="1500">
            <text:p>1,500</text:p>
          </table:table-cell>
          <table:table-cell table:formula="of:=[.C5]" office:value-type="float" office:value="0.5">
            <text:p>0.5</text:p>
          </table:table-cell>
          <table:table-cell table:style-name="ce1" table:formula="of:=[.D5]" office:value-type="float" office:value="50">
            <text:p>50</text:p>
          </table:table-cell>
          <table:table-cell table:formula="of:=[.E5]*1.2" office:value-type="float" office:value="42">
            <text:p>42</text:p>
          </table:table-cell>
          <table:table-cell/>
          <table:table-cell table:style-name="ce2" table:formula="of:=Salary * [.E12]-[.D12]" office:value-type="float" office:value="790">
            <text:p>790.0</text:p>
          </table:table-cell>
          <table:table-cell table:style-name="ce3" table:formula="of:=[.C12]+[.B12]/[.G12]" office:value-type="float" office:value="2.39873417721519">
            <text:p>2.40</text:p>
          </table:table-cell>
          <table:table-cell table:style-name="ce1" table:formula="of:=(Grace-[.H12])*[.G12]" office:value-type="float" office:value="16275">
            <text:p>16,27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mall Warehouse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erver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PRO</text:p>
          </table:table-cell>
          <table:table-cell office:value-type="string">
            <text:p>CON</text:p>
          </table:table-cell>
          <table:table-cell office:value-type="string">
            <text:p>ID</text:p>
          </table:table-cell>
          <table:table-cell office:value-type="string">
            <text:p>CONTINEN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pu</text:p>
          </table:table-cell>
          <table:table-cell office:value-type="string">
            <text:p>steath</text:p>
          </table:table-cell>
          <table:table-cell office:value-type="string">
            <text:p>Efficien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stealth</text:p>
          </table:table-cell>
          <table:table-cell office:value-type="string">
            <text:p>cpu</text:p>
          </table:table-cell>
          <table:table-cell office:value-type="string">
            <text:p>Not Efficien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speed</text:p>
          </table:table-cell>
          <table:table-cell office:value-type="string">
            <text:p>cost</text:p>
          </table:table-cell>
          <table:table-cell office:value-type="string">
            <text:p>Expensiv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cost</text:p>
          </table:table-cell>
          <table:table-cell office:value-type="string">
            <text:p>speed</text:p>
          </table:table-cell>
          <table:table-cell office:value-type="string">
            <text:p>Chea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cpu</text:p>
          </table:table-cell>
          <table:table-cell office:value-type="string">
            <text:p>cost</text:p>
          </table:table-cell>
          <table:table-cell office:value-type="string">
            <text:p>Efficient + Expensive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string">
            <text:p>-</text:p>
          </table:table-cell>
          <table:table-cell table:number-columns-repeated="7"/>
        </table:table-row>
      </table:table>
      <table:table table:name="Job" table:style-name="ta1" table:print="false">
        <table:table-column table:style-name="co2" table:number-columns-repeated="2" table:default-cell-style-name="Default"/>
        <table:table-column table:style-name="co5" table:default-cell-style-name="ce6"/>
        <table:table-column table:style-name="co2" table:number-columns-repeated="3" table:default-cell-style-name="Default"/>
        <table:table-row table:style-name="ro1">
          <table:table-cell office:value-type="string">
            <text:p>Job</text:p>
          </table:table-cell>
          <table:table-cell office:value-type="string">
            <text:p>Money/Day</text:p>
          </table:table-cell>
          <table:table-cell table:style-name="Default"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alary</text:p>
          </table:table-cell>
          <table:table-cell table:formula="of:=SUM([.D2:.D100])" office:value-type="float" office:value="20">
            <text:p>20</text:p>
          </table:table-cell>
        </table:table-row>
        <table:table-row table:style-name="ro1">
          <table:table-cell office:value-type="string">
            <text:p>Menial</text:p>
          </table:table-cell>
          <table:table-cell office:value-type="float" office:value="5">
            <text:p>5</text:p>
          </table:table-cell>
          <table:table-cell/>
          <table:table-cell table:formula="of:=IF([.C2]&lt;&gt;&quot;&quot;;[.B2];0)" office:value-type="float" office:value="0">
            <text:p>0</text:p>
          </table:table-cell>
          <table:table-cell office:value-type="string">
            <text:p>Grace Period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table:formula="of:=IF([.C3]&lt;&gt;&quot;&quot;;[.B3];0)" office:value-type="float" office:value="20">
            <text:p>20</text:p>
          </table:table-cell>
          <table:table-cell office:value-type="string">
            <text:p>Day</text:p>
          </table:table-cell>
          <table:table-cell office:value-type="float" office:value="5">
            <text:p>5</text:p>
          </table:table-cell>
        </table:table-row>
      </table:table>
      <table:named-expressions>
        <table:named-range table:name="Salary" table:base-cell-address="$Job.$F$1" table:cell-range-address="$Job.$F$1"/>
        <table:named-range table:name="Grace" table:base-cell-address="$Job.$F$2" table:cell-range-address="$Job.$F$2"/>
        <table:named-range table:name="Today" table:base-cell-address="$Job.$F$3" table:cell-range-address="$Job.$F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2/03/2011</text:date>, <text:time>14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02-02T22:40:01</meta:creation-date>
    <dc:date>2011-02-03T14:42:54</dc:date>
    <dc:creator>Rodrigo Silva</dc:creator>
    <meta:editing-duration>PT12H14M37S</meta:editing-duration>
    <meta:editing-cycles>8</meta:editing-cycles>
    <meta:generator>OpenOffice.org/3.2$Unix OpenOffice.org_project/320m19$Build-9505</meta:generator>
    <meta:document-statistic meta:table-count="2" meta:cell-count="158" meta:object-count="0"/>
  </office:meta>
</office:document-meta>
</file>